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0649" officeooo:paragraph-rsid="000b0649"/>
    </style:style>
    <style:style style:name="P2" style:family="paragraph" style:parent-style-name="Standard">
      <style:text-properties officeooo:rsid="000b0649" officeooo:paragraph-rsid="00127523"/>
    </style:style>
    <style:style style:name="P3" style:family="paragraph" style:parent-style-name="Standard">
      <style:text-properties fo:color="#3333ff" officeooo:rsid="000b0649" officeooo:paragraph-rsid="000b0649"/>
    </style:style>
    <style:style style:name="P4" style:family="paragraph" style:parent-style-name="Standard">
      <style:text-properties fo:color="#3333ff" officeooo:rsid="000b0649" officeooo:paragraph-rsid="000cc49d"/>
    </style:style>
    <style:style style:name="P5" style:family="paragraph" style:parent-style-name="Standard">
      <style:text-properties fo:color="#3333ff" officeooo:rsid="000b0649" officeooo:paragraph-rsid="000e7b05"/>
    </style:style>
    <style:style style:name="P6" style:family="paragraph" style:parent-style-name="Standard">
      <style:text-properties fo:color="#3333ff" officeooo:rsid="000b0649" officeooo:paragraph-rsid="0010725b"/>
    </style:style>
    <style:style style:name="P7" style:family="paragraph" style:parent-style-name="Standard">
      <style:text-properties fo:color="#3333ff" officeooo:rsid="000b0649" officeooo:paragraph-rsid="0010bda5"/>
    </style:style>
    <style:style style:name="P8" style:family="paragraph" style:parent-style-name="Standard">
      <style:text-properties fo:color="#3333ff" officeooo:rsid="000b0649" officeooo:paragraph-rsid="0010fe27"/>
    </style:style>
    <style:style style:name="P9" style:family="paragraph" style:parent-style-name="Standard">
      <style:text-properties fo:color="#3333ff" officeooo:rsid="00127523" officeooo:paragraph-rsid="00127523"/>
    </style:style>
    <style:style style:name="P10" style:family="paragraph" style:parent-style-name="Standard">
      <style:text-properties officeooo:rsid="0010725b" officeooo:paragraph-rsid="0010725b"/>
    </style:style>
    <style:style style:name="P11" style:family="paragraph" style:parent-style-name="Standard">
      <style:text-properties fo:color="#0000ff" officeooo:rsid="0013e616" officeooo:paragraph-rsid="0013e616"/>
    </style:style>
    <style:style style:name="P12" style:family="paragraph" style:parent-style-name="Standard">
      <style:text-properties officeooo:rsid="0012f27d" officeooo:paragraph-rsid="0010725b"/>
    </style:style>
    <style:style style:name="P13" style:family="paragraph" style:parent-style-name="Standard">
      <style:text-properties fo:color="#000000" fo:font-weight="bold" officeooo:rsid="001b7252" officeooo:paragraph-rsid="0014fa6c" style:font-weight-asian="bold" style:font-weight-complex="bold"/>
    </style:style>
    <style:style style:name="P14" style:family="paragraph" style:parent-style-name="Standard">
      <style:text-properties fo:font-weight="bold" officeooo:rsid="00150601" officeooo:paragraph-rsid="0014fa6c" style:font-weight-asian="bold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officeooo:rsid="000cc49d"/>
    </style:style>
    <style:style style:name="T3" style:family="text">
      <style:text-properties officeooo:rsid="000e7b05"/>
    </style:style>
    <style:style style:name="T4" style:family="text">
      <style:text-properties officeooo:rsid="0010725b"/>
    </style:style>
    <style:style style:name="T5" style:family="text">
      <style:text-properties officeooo:rsid="0010bda5"/>
    </style:style>
    <style:style style:name="T6" style:family="text">
      <style:text-properties officeooo:rsid="0010fe27"/>
    </style:style>
    <style:style style:name="T7" style:family="text">
      <style:text-properties fo:color="#0000cc" fo:font-weight="normal" officeooo:rsid="001e9da1" style:font-weight-asian="normal" style:font-weight-complex="normal"/>
    </style:style>
    <style:style style:name="T8" style:family="text">
      <style:text-properties fo:color="#0000cc" fo:font-weight="normal" officeooo:rsid="001cae8f" style:font-weight-asian="normal" style:font-weight-complex="normal"/>
    </style:style>
    <style:style style:name="T9" style:family="text">
      <style:text-properties fo:color="#0000cc" fo:font-weight="normal" officeooo:rsid="001670e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Xpath – Exercici <text:s text:c="3"/></text:span><text:s text:c="90"/></text:p>
      <text:p text:style-name="P1"/>
      <text:p text:style-name="P1">Agafeu el document XML anomenat llista de la compra i trobeu les expressions que ens facin el següent:</text:p>
      <text:p text:style-name="P1"/>
      <text:p text:style-name="P1"/>
      <text:p text:style-name="P1"><text:span text:style-name="T3">1.</text:span>Ens retornin tots els noms dels productes de la llista</text:p>
      <text:p text:style-name="P3">/llista_compra/llista/producte/nom/text()</text:p>
      <text:p text:style-name="P1"><text:span text:style-name="T3">2.</text:span>Ens retornin les quantitats dels productes de la llista</text:p>
      <text:p text:style-name="P4">/llista_compra/llista/producte/<text:span text:style-name="T2">@quantitat</text:span></text:p>
      <text:p text:style-name="P1"><text:span text:style-name="T3">3.</text:span>Ens retorni el quart producte de la llista</text:p>
      <text:p text:style-name="P4">/llista_compra/llista/producte<text:span text:style-name="T2">[4]</text:span>/nom<text:span text:style-name="T2">/text()</text:span></text:p>
      <text:p text:style-name="P1"><text:span text:style-name="T3">4.</text:span>Ens retorni la do del quart producte de la llista</text:p>
      <text:p text:style-name="P4">/llista_compra/llista/producte<text:span text:style-name="T2">[4]</text:span>/<text:span text:style-name="T2">do/text()</text:span></text:p>
      <text:p text:style-name="P1"><text:span text:style-name="T3">5.</text:span>Ens retorni el títol de la factura</text:p>
      <text:p text:style-name="P5">/llista_compra/<text:span text:style-name="T3">factura</text:span>/<text:span text:style-name="T3">titol/text()</text:span></text:p>
      <text:p text:style-name="P1"><text:span text:style-name="T3">6.</text:span>Ens retornin tots els <text:s/>productes</text:p>
      <text:p text:style-name="P14"><text:span text:style-name="T9">/llista_compra/factura//producte</text:span></text:p>
      <text:p text:style-name="P1"><text:span text:style-name="T3">7.</text:span>Ens retornin tots els productes que tinguin caducitat</text:p>
      <text:p text:style-name="P6">/llista_compra/<text:span text:style-name="T3">llista</text:span>/<text:span text:style-name="T3">producte/@caducitat/../nom/text()</text:span></text:p>
      <text:p text:style-name="P1"><text:span text:style-name="T3">8.</text:span>Ens retornin tots els productes caducats el 2016</text:p>
      <text:p text:style-name="P7">/llista_compra/<text:span text:style-name="T3">llista</text:span>/<text:span text:style-name="T3">producte/@caducitat[.=2018]/..</text:span></text:p>
      <text:p text:style-name="P1"><text:span text:style-name="T4">9.</text:span>Ens retornin el nom del producte que caduca el 2016</text:p>
      <text:p text:style-name="P7">/llista_compra/<text:span text:style-name="T3">llista</text:span>/<text:span text:style-name="T3">producte/@caducitat[.=2018]/../nom/text()</text:span></text:p>
      <text:p text:style-name="P1"><text:span text:style-name="T5">10.</text:span>Ens retornin els productes que tenim a la llista amb una quantitat de 2kg</text:p>
      <text:p text:style-name="P7">/llista_compra/<text:span text:style-name="T3">llista</text:span>/<text:span text:style-name="T3">producte/@quantitat[.=2]/../nom</text:span></text:p>
      <text:p text:style-name="P1"><text:span text:style-name="T6">11.</text:span>Ens retornin el preu del segon producte de la factura</text:p>
      <text:p text:style-name="P8">/<text:span text:style-name="T6">llista_compra </text:span>/<text:span text:style-name="T6">factura/ticket/producte[2]/preu</text:span></text:p>
      <text:p text:style-name="P1"><text:span text:style-name="T6">12.</text:span>Ens retornin totes les do</text:p>
      <text:p text:style-name="P8">/<text:span text:style-name="T6">llista_compra </text:span>/<text:span text:style-name="T6">llista/producte/do</text:span></text:p>
      <text:p text:style-name="P1"><text:span text:style-name="T6">13.</text:span>Ens retornin tots els productes de la llista que tinguin marca</text:p>
      <text:p text:style-name="P8">/<text:span text:style-name="T6">llista_compra </text:span>/<text:span text:style-name="T6">llista/producte/marques/marca/../..</text:span></text:p>
      <text:p text:style-name="P1"><text:span text:style-name="T6">14.</text:span>Ens retorni la mitja del preu dels productes de la factura</text:p>
      <text:p text:style-name="P9">avg(//preu)</text:p>
      <text:p text:style-name="P2"><text:span text:style-name="T6">15.</text:span>Ens retorni el número de productes diferents que s’han comprat</text:p>
      <text:p text:style-name="P11">count(distinct-values(//ticket/producte/nom))</text:p>
      <text:p text:style-name="P1"><text:span text:style-name="T6">16.</text:span>Ens retorni el nom del producte amb el preu més baix</text:p>
      <text:p text:style-name="P13"><text:span text:style-name="T8">//producte[preu=min(//producte/preu)]/nom</text:span></text:p>
      <text:p text:style-name="P1"><text:span text:style-name="T6">17.</text:span>El producte que precedeix les carxofes</text:p>
      <text:p text:style-name="P13"><text:span text:style-name="T7">//producte[nom="Carxofes"]/preceding-sibling::producte[1]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20:23:59.623607338</meta:creation-date>
    <dc:date>2016-02-02T19:34:13.648816590</dc:date>
    <meta:editing-duration>PT1M44S</meta:editing-duration>
    <meta:editing-cycles>3</meta:editing-cycles>
    <meta:generator>LibreOffice/4.2.4.2$Linux_X86_64 LibreOffice_project/420m0$Build-2</meta:generator>
    <meta:document-statistic meta:table-count="0" meta:image-count="0" meta:object-count="0" meta:page-count="1" meta:paragraph-count="36" meta:word-count="193" meta:character-count="1840" meta:non-whitespace-character-count="1587"/>
  </office:meta>
</office:document-meta>
</file>